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30000008D17A93F4766E745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courier new" svg:font-family="'courier new', courier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2" style:family="table">
      <style:table-properties style:width="16.695cm" table:align="margins" style:writing-mode="lr-tb"/>
    </style:style>
    <style:style style:name="Tabla12.A" style:family="table-column">
      <style:table-column-properties style:column-width="16.695cm" style:rel-column-width="65535*"/>
    </style:style>
    <style:style style:name="Tabla12.A1" style:family="table-cell">
      <style:table-cell-properties fo:padding="0.097cm" fo:border="0.55pt solid #000080"/>
    </style:style>
    <style:style style:name="Tabla8" style:family="table">
      <style:table-properties style:width="16.695cm" table:align="margins" style:writing-mode="lr-tb"/>
    </style:style>
    <style:style style:name="Tabla8.A" style:family="table-column">
      <style:table-column-properties style:column-width="16.695cm" style:rel-column-width="65535*"/>
    </style:style>
    <style:style style:name="Tabla8.A1" style:family="table-cell">
      <style:table-cell-properties fo:padding="0.097cm" fo:border="0.55pt solid #000080"/>
    </style:style>
    <style:style style:name="Tabla1" style:family="table">
      <style:table-properties style:width="16.695cm" table:align="margins" style:writing-mode="lr-tb"/>
    </style:style>
    <style:style style:name="Tabla1.A" style:family="table-column">
      <style:table-column-properties style:column-width="16.695cm" style:rel-column-width="65535*"/>
    </style:style>
    <style:style style:name="Tabla1.A1" style:family="table-cell">
      <style:table-cell-properties fo:padding="0.097cm" fo:border="0.55pt solid #000080"/>
    </style:style>
    <style:style style:name="Tabla5" style:family="table">
      <style:table-properties style:width="16.695cm" table:align="margins" style:writing-mode="lr-tb"/>
    </style:style>
    <style:style style:name="Tabla5.A" style:family="table-column">
      <style:table-column-properties style:column-width="16.695cm" style:rel-column-width="65535*"/>
    </style:style>
    <style:style style:name="Tabla5.A1" style:family="table-cell">
      <style:table-cell-properties fo:padding="0.097cm" fo:border="0.55pt solid #000080"/>
    </style:style>
    <style:style style:name="Tabla2" style:family="table">
      <style:table-properties style:width="16.695cm" table:align="margins" style:writing-mode="lr-tb"/>
    </style:style>
    <style:style style:name="Tabla2.A" style:family="table-column">
      <style:table-column-properties style:column-width="16.695cm" style:rel-column-width="65535*"/>
    </style:style>
    <style:style style:name="Tabla2.A1" style:family="table-cell">
      <style:table-cell-properties fo:padding="0.097cm" fo:border="0.55pt solid #000080"/>
    </style:style>
    <style:style style:name="Tabla3" style:family="table">
      <style:table-properties style:width="16.695cm" table:align="margins" style:writing-mode="lr-tb"/>
    </style:style>
    <style:style style:name="Tabla3.A" style:family="table-column">
      <style:table-column-properties style:column-width="16.695cm" style:rel-column-width="65535*"/>
    </style:style>
    <style:style style:name="Tabla3.A1" style:family="table-cell">
      <style:table-cell-properties fo:padding="0.097cm" fo:border="0.55pt solid #000080"/>
    </style:style>
    <style:style style:name="Tabla4" style:family="table">
      <style:table-properties style:width="16.695cm" table:align="margins" style:writing-mode="lr-tb"/>
    </style:style>
    <style:style style:name="Tabla4.A" style:family="table-column">
      <style:table-column-properties style:column-width="16.695cm" style:rel-column-width="65535*"/>
    </style:style>
    <style:style style:name="Tabla4.A1" style:family="table-cell">
      <style:table-cell-properties fo:padding="0.097cm" fo:border="0.55pt solid #000080"/>
    </style:style>
    <style:style style:name="Tabla11" style:family="table">
      <style:table-properties style:width="16.75cm" fo:margin-left="-0.065cm" table:align="left" style:writing-mode="lr-tb"/>
    </style:style>
    <style:style style:name="Tabla11.A" style:family="table-column">
      <style:table-column-properties style:column-width="16.75cm"/>
    </style:style>
    <style:style style:name="Tabla11.A1" style:family="table-cell">
      <style:table-cell-properties fo:padding="0.097cm" fo:border="0.55pt solid #000080"/>
    </style:style>
    <style:style style:name="Tabla6" style:family="table">
      <style:table-properties style:width="16.695cm" table:align="margins" style:writing-mode="lr-tb"/>
    </style:style>
    <style:style style:name="Tabla6.A" style:family="table-column">
      <style:table-column-properties style:column-width="16.695cm" style:rel-column-width="65535*"/>
    </style:style>
    <style:style style:name="Tabla6.A1" style:family="table-cell">
      <style:table-cell-properties fo:padding="0.097cm" fo:border="0.55pt solid #000080"/>
    </style:style>
    <style:style style:name="Tabla7" style:family="table">
      <style:table-properties style:width="16.695cm" table:align="margins" style:writing-mode="lr-tb"/>
    </style:style>
    <style:style style:name="Tabla7.A" style:family="table-column">
      <style:table-column-properties style:column-width="16.695cm" style:rel-column-width="65535*"/>
    </style:style>
    <style:style style:name="Tabla7.A1" style:family="table-cell">
      <style:table-cell-properties fo:padding="0.097cm" fo:border="0.55pt solid #000080"/>
    </style:style>
    <style:style style:name="Tabla9" style:family="table">
      <style:table-properties style:width="15.771cm" table:align="right" style:writing-mode="lr-tb"/>
    </style:style>
    <style:style style:name="Tabla9.A" style:family="table-column">
      <style:table-column-properties style:column-width="15.771cm"/>
    </style:style>
    <style:style style:name="Tabla9.A1" style:family="table-cell">
      <style:table-cell-properties fo:padding="0.097cm" fo:border="0.55pt solid #000080"/>
    </style:style>
    <style:style style:name="Tabla10" style:family="table">
      <style:table-properties style:width="15.813cm" table:align="right" style:writing-mode="lr-tb"/>
    </style:style>
    <style:style style:name="Tabla10.A" style:family="table-column">
      <style:table-column-properties style:column-width="4.681cm"/>
    </style:style>
    <style:style style:name="Tabla10.B" style:family="table-column">
      <style:table-column-properties style:column-width="5.576cm"/>
    </style:style>
    <style:style style:name="Tabla10.C" style:family="table-column">
      <style:table-column-properties style:column-width="5.556cm"/>
    </style:style>
    <style:style style:name="Tabla10.A1" style:family="table-cell">
      <style:table-cell-properties fo:background-color="#caca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C1" style:family="table-cell">
      <style:table-cell-properties fo:background-color="#caca00" fo:padding="0.097cm" fo:border="0.05pt solid #000000">
        <style:background-image/>
      </style:table-cell-properties>
    </style:style>
    <style:style style:name="Tabla10.A2" style:family="table-cell">
      <style:table-cell-properties fo:background-color="#caca00" fo:padding="0.097cm" fo:border-left="0.05pt solid #000000" fo:border-right="none" fo:border-top="none" fo:border-bottom="0.05pt solid #000000">
        <style:background-image/>
      </style:table-cell-properties>
    </style:style>
    <style:style style:name="Tabla10.B2" style:family="table-cell">
      <style:table-cell-properties fo:padding="0.097cm" fo:border-left="0.05pt solid #000000" fo:border-right="none" fo:border-top="none" fo:border-bottom="0.05pt solid #000000"/>
    </style:style>
    <style:style style:name="Tab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3" style:family="table-cell">
      <style:table-cell-properties fo:padding="0.097cm" fo:border-left="0.05pt solid #000000" fo:border-right="none" fo:border-top="none" fo:border-bottom="0.05pt solid #000000"/>
    </style:style>
    <style:style style:name="Tabla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4" style:family="table-cell">
      <style:table-cell-properties fo:padding="0.097cm" fo:border-left="0.05pt solid #000000" fo:border-right="none" fo:border-top="none" fo:border-bottom="0.05pt solid #000000"/>
    </style:style>
    <style:style style:name="Tab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5.834cm" table:align="right" style:writing-mode="lr-tb"/>
    </style:style>
    <style:style style:name="Tabla18.A" style:family="table-column">
      <style:table-column-properties style:column-width="4.701cm"/>
    </style:style>
    <style:style style:name="Tabla18.B" style:family="table-column">
      <style:table-column-properties style:column-width="5.577cm"/>
    </style:style>
    <style:style style:name="Tabla18.C" style:family="table-column">
      <style:table-column-properties style:column-width="5.556cm"/>
    </style:style>
    <style:style style:name="Tabla18.A1" style:family="table-cell">
      <style:table-cell-properties fo:background-color="#caca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8.C1" style:family="table-cell">
      <style:table-cell-properties fo:background-color="#caca00" fo:padding="0.097cm" fo:border="0.05pt solid #000000">
        <style:background-image/>
      </style:table-cell-properties>
    </style:style>
    <style:style style:name="Tabla18.A2" style:family="table-cell">
      <style:table-cell-properties fo:background-color="#caca00" fo:padding="0.097cm" fo:border-left="0.05pt solid #000000" fo:border-right="none" fo:border-top="none" fo:border-bottom="0.05pt solid #000000">
        <style:background-image/>
      </style:table-cell-properties>
    </style:style>
    <style:style style:name="Tabla18.B2" style:family="table-cell">
      <style:table-cell-properties fo:padding="0.097cm" fo:border-left="0.05pt solid #000000" fo:border-right="none" fo:border-top="none" fo:border-bottom="0.05pt solid #000000"/>
    </style:style>
    <style:style style:name="Tabla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3" style:family="table-cell">
      <style:table-cell-properties fo:padding="0.097cm" fo:border-left="0.05pt solid #000000" fo:border-right="none" fo:border-top="none" fo:border-bottom="0.05pt solid #000000"/>
    </style:style>
    <style:style style:name="Tabla1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4" style:family="table-cell">
      <style:table-cell-properties fo:padding="0.097cm" fo:border-left="0.05pt solid #000000" fo:border-right="none" fo:border-top="none" fo:border-bottom="0.05pt solid #000000"/>
    </style:style>
    <style:style style:name="Tabla1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6.695cm" table:align="margins" style:writing-mode="lr-tb"/>
    </style:style>
    <style:style style:name="Tabla13.A" style:family="table-column">
      <style:table-column-properties style:column-width="16.695cm" style:rel-column-width="65535*"/>
    </style:style>
    <style:style style:name="Tabla13.A1" style:family="table-cell">
      <style:table-cell-properties fo:padding="0.097cm" fo:border="0.55pt solid #000080"/>
    </style:style>
    <style:style style:name="Tabla14" style:family="table">
      <style:table-properties style:width="16.695cm" table:align="margins" style:writing-mode="lr-tb"/>
    </style:style>
    <style:style style:name="Tabla14.A" style:family="table-column">
      <style:table-column-properties style:column-width="16.695cm" style:rel-column-width="65535*"/>
    </style:style>
    <style:style style:name="Tabla14.A1" style:family="table-cell">
      <style:table-cell-properties fo:padding="0.097cm" fo:border="0.55pt solid #000080"/>
    </style:style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1dbf99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2pt" style:font-name-asian="Symbol" style:font-size-asian="12pt" style:font-name-complex="Symbol" style:font-size-complex="12pt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27bc23" style:font-size-asian="20pt" style:font-weight-asian="bold" style:font-size-complex="20pt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rsid="001fb568" officeooo:paragraph-rsid="0027bc23" style:font-size-asian="20pt" style:font-weight-asian="bold" style:font-size-complex="20pt"/>
    </style:style>
    <style:style style:name="P5" style:family="paragraph" style:parent-style-name="Text_20_body">
      <style:paragraph-properties fo:margin-left="2.498cm" fo:margin-right="0cm" fo:text-indent="-1.524cm" style:auto-text-indent="false"/>
      <style:text-properties officeooo:paragraph-rsid="001c1e14"/>
    </style:style>
    <style:style style:name="P6" style:family="paragraph" style:parent-style-name="Text_20_body">
      <style:paragraph-properties fo:margin-left="2.498cm" fo:margin-right="0cm" fo:text-indent="-1.524cm" style:auto-text-indent="false"/>
      <style:text-properties style:font-name="Arial" officeooo:rsid="0027bc23" officeooo:paragraph-rsid="0027bc23"/>
    </style:style>
    <style:style style:name="P7" style:family="paragraph" style:parent-style-name="Table_20_Contents">
      <style:text-properties style:font-name="Ubuntu Mono" officeooo:paragraph-rsid="001c1e14"/>
    </style:style>
    <style:style style:name="P8" style:family="paragraph" style:parent-style-name="Table_20_Contents">
      <style:text-properties style:font-name="Ubuntu Mono" officeooo:paragraph-rsid="001dbf99"/>
    </style:style>
    <style:style style:name="P9" style:family="paragraph" style:parent-style-name="Table_20_Contents">
      <style:text-properties style:font-name="Ubuntu Mono" officeooo:paragraph-rsid="0027bc23"/>
    </style:style>
    <style:style style:name="P10" style:family="paragraph" style:parent-style-name="Table_20_Contents">
      <style:text-properties style:font-name="Ubuntu Mono" officeooo:paragraph-rsid="002afba4"/>
    </style:style>
    <style:style style:name="P11" style:family="paragraph" style:parent-style-name="Text_20_body">
      <style:text-properties style:font-name="Arial" officeooo:paragraph-rsid="001dbf99"/>
    </style:style>
    <style:style style:name="P12" style:family="paragraph" style:parent-style-name="Text_20_body">
      <style:text-properties style:font-name="Arial" officeooo:rsid="001dbf99" officeooo:paragraph-rsid="001dbf99"/>
    </style:style>
    <style:style style:name="P13" style:family="paragraph" style:parent-style-name="Text_20_body">
      <style:text-properties style:font-name="Arial" officeooo:rsid="001dbf99" officeooo:paragraph-rsid="0027bc23"/>
    </style:style>
    <style:style style:name="P14" style:family="paragraph" style:parent-style-name="Text_20_body">
      <style:text-properties style:font-name="Arial" officeooo:paragraph-rsid="0027bc23"/>
    </style:style>
    <style:style style:name="P15" style:family="paragraph" style:parent-style-name="Text_20_body">
      <style:text-properties style:font-name="Arial" officeooo:rsid="001c1e14" officeooo:paragraph-rsid="002afba4"/>
    </style:style>
    <style:style style:name="P16" style:family="paragraph" style:parent-style-name="Text_20_body">
      <style:text-properties officeooo:paragraph-rsid="001c1e14"/>
    </style:style>
    <style:style style:name="P17" style:family="paragraph" style:parent-style-name="Text_20_body">
      <style:text-properties officeooo:paragraph-rsid="001dbf99"/>
    </style:style>
    <style:style style:name="P18" style:family="paragraph" style:parent-style-name="Text_20_body">
      <style:text-properties officeooo:paragraph-rsid="0027bc23"/>
    </style:style>
    <style:style style:name="P19" style:family="paragraph" style:parent-style-name="Text_20_body">
      <style:text-properties officeooo:paragraph-rsid="002afba4"/>
    </style:style>
    <style:style style:name="P20" style:family="paragraph" style:parent-style-name="Text_20_body">
      <style:paragraph-properties fo:margin-top="0cm" fo:margin-bottom="0cm" loext:contextual-spacing="false"/>
      <style:text-properties style:font-name="Arial" officeooo:rsid="001dbf99" officeooo:paragraph-rsid="003d5b5c"/>
    </style:style>
    <style:style style:name="P2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P22" style:family="paragraph" style:parent-style-name="Standard">
      <style:text-properties officeooo:paragraph-rsid="0044caf0"/>
    </style:style>
    <style:style style:name="P2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18fb1a" style:font-size-asian="20pt" style:font-weight-asian="bold" style:font-size-complex="20pt"/>
    </style:style>
    <style:style style:name="P24" style:family="paragraph" style:parent-style-name="Text_20_body" style:list-style-name="L1">
      <style:text-properties officeooo:paragraph-rsid="001c1e14"/>
    </style:style>
    <style:style style:name="P25" style:family="paragraph" style:parent-style-name="Text_20_body">
      <style:text-properties officeooo:paragraph-rsid="0044caf0"/>
    </style:style>
    <style:style style:name="P26" style:family="paragraph" style:parent-style-name="Text_20_body">
      <style:text-properties style:font-name="Arial" officeooo:rsid="00338083" officeooo:paragraph-rsid="0044caf0"/>
    </style:style>
    <style:style style:name="P27" style:family="paragraph" style:parent-style-name="Text_20_body">
      <style:text-properties style:font-name="Arial" officeooo:paragraph-rsid="0044caf0"/>
    </style:style>
    <style:style style:name="P28" style:family="paragraph" style:parent-style-name="Text_20_body" style:list-style-name="L1">
      <style:paragraph-properties fo:margin-top="0cm" fo:margin-bottom="0cm" loext:contextual-spacing="false"/>
      <style:text-properties officeooo:paragraph-rsid="001c1e14"/>
    </style:style>
    <style:style style:name="P29" style:family="paragraph" style:parent-style-name="Text_20_body" style:list-style-name="L1">
      <style:paragraph-properties fo:margin-top="0cm" fo:margin-bottom="0cm" loext:contextual-spacing="false"/>
      <style:text-properties officeooo:paragraph-rsid="003d5b5c"/>
    </style:style>
    <style:style style:name="P30" style:family="paragraph" style:parent-style-name="Text_20_body" style:list-style-name="L2">
      <style:paragraph-properties fo:margin-top="0cm" fo:margin-bottom="0cm" loext:contextual-spacing="false"/>
      <style:text-properties officeooo:paragraph-rsid="0044caf0"/>
    </style:style>
    <style:style style:name="P31" style:family="paragraph" style:parent-style-name="Text_20_body">
      <style:paragraph-properties fo:margin-left="0.974cm" fo:margin-right="0cm" fo:text-indent="0cm" style:auto-text-indent="false"/>
      <style:text-properties style:font-name="Arial" officeooo:paragraph-rsid="001dbf99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officeooo:paragraph-rsid="0044caf0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4caf0"/>
    </style:style>
    <style:style style:name="P34" style:family="paragraph" style:parent-style-name="Text_20_body">
      <style:paragraph-properties fo:margin-left="0.794cm" fo:margin-right="0cm" fo:text-indent="0cm" style:auto-text-indent="false"/>
      <style:text-properties style:font-name="Arial" officeooo:rsid="00338083" officeooo:paragraph-rsid="0044caf0"/>
    </style:style>
    <style:style style:name="P35" style:family="paragraph" style:parent-style-name="Text_20_body">
      <style:paragraph-properties fo:margin-left="0.794cm" fo:margin-right="0cm" fo:text-indent="0cm" style:auto-text-indent="false"/>
      <style:text-properties officeooo:paragraph-rsid="0044caf0"/>
    </style:style>
    <style:style style:name="P36" style:family="paragraph" style:parent-style-name="Table_20_Contents">
      <style:paragraph-properties fo:text-align="center" style:justify-single-word="false"/>
      <style:text-properties style:font-name="Ubuntu Mono" officeooo:rsid="0038f365" officeooo:paragraph-rsid="0044caf0"/>
    </style:style>
    <style:style style:name="P37" style:family="paragraph" style:parent-style-name="Table_20_Contents">
      <style:text-properties style:font-name="Ubuntu Mono" officeooo:rsid="0038f365" officeooo:paragraph-rsid="0044caf0"/>
    </style:style>
    <style:style style:name="P38" style:family="paragraph" style:parent-style-name="Table_20_Contents">
      <style:paragraph-properties fo:text-align="center" style:justify-single-word="false"/>
      <style:text-properties style:font-name="Ubuntu Mono" officeooo:paragraph-rsid="0044caf0"/>
    </style:style>
    <style:style style:name="P39" style:family="paragraph" style:parent-style-name="Table_20_Contents">
      <style:text-properties style:font-name="Ubuntu Mono" officeooo:paragraph-rsid="0044caf0"/>
    </style:style>
    <style:style style:name="P40" style:family="paragraph" style:parent-style-name="Table_20_Contents">
      <style:text-properties style:font-name="Ubuntu Mono" officeooo:rsid="0044caf0" officeooo:paragraph-rsid="0044caf0"/>
    </style:style>
    <style:style style:name="P41" style:family="paragraph" style:parent-style-name="Heading_20_4">
      <style:paragraph-properties fo:margin-left="0cm" fo:margin-right="0cm" fo:text-indent="0cm" style:auto-text-indent="false"/>
      <style:text-properties officeooo:paragraph-rsid="0044caf0"/>
    </style:style>
    <style:style style:name="P42" style:family="paragraph" style:parent-style-name="Heading_20_2">
      <style:text-properties style:font-name="Arial" officeooo:paragraph-rsid="00272256"/>
    </style:style>
    <style:style style:name="P43" style:family="paragraph" style:parent-style-name="Heading_20_2">
      <style:text-properties style:font-name="Arial" officeooo:paragraph-rsid="0044caf0"/>
    </style:style>
    <style:style style:name="P44" style:family="paragraph" style:parent-style-name="Heading_20_3">
      <style:text-properties style:font-name="Ari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0f4ad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fb568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2cda8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44caf0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style:font-name="Arial"/>
    </style:style>
    <style:style style:name="T8" style:family="text">
      <style:text-properties style:font-name="Arial" fo:font-weight="bold" style:font-weight-asian="bold" style:font-weight-complex="bold"/>
    </style:style>
    <style:style style:name="T9" style:family="text">
      <style:text-properties style:font-name="Arial" fo:font-weight="bold" officeooo:rsid="001dbf99" style:font-weight-asian="bold" style:font-weight-complex="bold"/>
    </style:style>
    <style:style style:name="T10" style:family="text">
      <style:text-properties style:font-name="Arial" fo:font-weight="bold" officeooo:rsid="003d5b5c" style:font-weight-asian="bold" style:font-weight-complex="bold"/>
    </style:style>
    <style:style style:name="T11" style:family="text">
      <style:text-properties style:font-name="Arial" fo:font-weight="bold" officeooo:rsid="003dee04" style:font-weight-asian="bold" style:font-weight-complex="bold"/>
    </style:style>
    <style:style style:name="T12" style:family="text">
      <style:text-properties style:font-name="Arial" fo:font-weight="bold" officeooo:rsid="00324ac8" style:font-weight-asian="bold" style:font-weight-complex="bold"/>
    </style:style>
    <style:style style:name="T13" style:family="text">
      <style:text-properties style:font-name="Arial" fo:font-weight="bold" officeooo:rsid="0044caf0" style:font-weight-asian="bold" style:font-weight-complex="bold"/>
    </style:style>
    <style:style style:name="T14" style:family="text">
      <style:text-properties style:font-name="Arial" fo:font-weight="bold" officeooo:rsid="00338083" style:font-weight-asian="bold" style:font-weight-complex="bold"/>
    </style:style>
    <style:style style:name="T15" style:family="text">
      <style:text-properties style:font-name="Arial" fo:font-weight="normal" officeooo:rsid="0018b043" style:font-weight-asian="normal" style:font-weight-complex="normal"/>
    </style:style>
    <style:style style:name="T16" style:family="text">
      <style:text-properties style:font-name="Arial" fo:font-weight="normal" officeooo:rsid="001dbf99" style:font-weight-asian="normal" style:font-weight-complex="normal"/>
    </style:style>
    <style:style style:name="T17" style:family="text">
      <style:text-properties style:font-name="Arial" fo:font-weight="normal" officeooo:rsid="003bc4bc" style:font-weight-asian="normal" style:font-weight-complex="normal"/>
    </style:style>
    <style:style style:name="T18" style:family="text">
      <style:text-properties style:font-name="Arial" fo:font-weight="normal" officeooo:rsid="0027bc23" style:font-weight-asian="normal" style:font-weight-complex="normal"/>
    </style:style>
    <style:style style:name="T19" style:family="text">
      <style:text-properties style:font-name="Arial" fo:font-weight="normal" officeooo:rsid="00338083" style:font-weight-asian="normal" style:font-weight-complex="normal"/>
    </style:style>
    <style:style style:name="T20" style:family="text">
      <style:text-properties style:font-name="Arial" fo:font-weight="normal" officeooo:rsid="0044caf0" style:font-weight-asian="normal" style:font-weight-complex="normal"/>
    </style:style>
    <style:style style:name="T21" style:family="text">
      <style:text-properties style:font-name="Arial" officeooo:rsid="001c1e14"/>
    </style:style>
    <style:style style:name="T22" style:family="text">
      <style:text-properties style:font-name="Arial" officeooo:rsid="0018b043"/>
    </style:style>
    <style:style style:name="T23" style:family="text">
      <style:text-properties style:font-name="Arial" officeooo:rsid="001dbf99"/>
    </style:style>
    <style:style style:name="T24" style:family="text">
      <style:text-properties style:font-name="Arial" officeooo:rsid="0027bc23"/>
    </style:style>
    <style:style style:name="T25" style:family="text">
      <style:text-properties style:font-name="Arial" officeooo:rsid="002afba4"/>
    </style:style>
    <style:style style:name="T26" style:family="text">
      <style:text-properties style:font-name="Arial" officeooo:rsid="0030eb9e"/>
    </style:style>
    <style:style style:name="T27" style:family="text">
      <style:text-properties style:font-name="Arial" officeooo:rsid="003d5b5c"/>
    </style:style>
    <style:style style:name="T28" style:family="text">
      <style:text-properties style:font-name="Arial" officeooo:rsid="00324ac8"/>
    </style:style>
    <style:style style:name="T29" style:family="text">
      <style:text-properties style:font-name="Arial" officeooo:rsid="0044caf0"/>
    </style:style>
    <style:style style:name="T30" style:family="text">
      <style:text-properties style:font-name="Arial" officeooo:rsid="0022e78b"/>
    </style:style>
    <style:style style:name="T31" style:family="text">
      <style:text-properties style:font-name="Arial" officeooo:rsid="00338083"/>
    </style:style>
    <style:style style:name="T32" style:family="text">
      <style:text-properties style:font-name="Arial" officeooo:rsid="0038f365"/>
    </style:style>
    <style:style style:name="T33" style:family="text">
      <style:text-properties style:font-name="Arial" officeooo:rsid="00349c44"/>
    </style:style>
    <style:style style:name="T34" style:family="text">
      <style:text-properties style:font-name="Arial" officeooo:rsid="0045e218"/>
    </style:style>
    <style:style style:name="T35" style:family="text">
      <style:text-properties fo:color="#800000" style:font-name="Ubuntu Mono" fo:font-weight="bold" officeooo:rsid="001c1e14" style:font-weight-asian="bold" style:font-weight-complex="bold"/>
    </style:style>
    <style:style style:name="T36" style:family="text">
      <style:text-properties style:font-name="courier new" officeooo:rsid="0018fb1a"/>
    </style:style>
    <style:style style:name="T37" style:family="text">
      <style:text-properties style:font-name="courier new" officeooo:rsid="001dbf99"/>
    </style:style>
    <style:style style:name="T38" style:family="text">
      <style:text-properties officeooo:rsid="0018fb1a"/>
    </style:style>
    <style:style style:name="T39" style:family="text">
      <style:text-properties style:font-name="Ubuntu Mono"/>
    </style:style>
    <style:style style:name="T40" style:family="text">
      <style:text-properties style:font-name="Ubuntu Mono" officeooo:rsid="001c1e14"/>
    </style:style>
    <style:style style:name="T41" style:family="text">
      <style:text-properties style:font-name="Ubuntu Mono" fo:font-weight="bold" officeooo:rsid="001c1e14" style:font-weight-asian="bold" style:font-weight-complex="bold"/>
    </style:style>
    <style:style style:name="T42" style:family="text">
      <style:text-properties style:font-name="Ubuntu Mono" fo:font-weight="bold" officeooo:rsid="0027bc23" style:font-weight-asian="bold" style:font-weight-complex="bold"/>
    </style:style>
    <style:style style:name="T43" style:family="text">
      <style:text-properties style:font-name="Ubuntu Mono" fo:font-weight="bold" officeooo:rsid="003d5b5c" style:font-weight-asian="bold" style:font-weight-complex="bold"/>
    </style:style>
    <style:style style:name="T44" style:family="text">
      <style:text-properties style:font-name="Ubuntu Mono" fo:font-weight="bold" officeooo:rsid="00338083" style:font-weight-asian="bold" style:font-weight-complex="bold"/>
    </style:style>
    <style:style style:name="T45" style:family="text">
      <style:text-properties style:font-name="Ubuntu Mono" officeooo:rsid="003d5b5c"/>
    </style:style>
    <style:style style:name="T46" style:family="text">
      <style:text-properties style:font-name="Ubuntu Mono" officeooo:rsid="003dee04"/>
    </style:style>
    <style:style style:name="T47" style:family="text">
      <style:text-properties style:font-name="Ubuntu Mono" officeooo:rsid="0044caf0"/>
    </style:style>
    <style:style style:name="T48" style:family="text">
      <style:text-properties style:font-name="Ubuntu Mono" officeooo:rsid="00338083"/>
    </style:style>
    <style:style style:name="T49" style:family="text">
      <style:text-properties officeooo:rsid="001dbf99"/>
    </style:style>
    <style:style style:name="T50" style:family="text">
      <style:text-properties officeooo:rsid="0026480a"/>
    </style:style>
    <style:style style:name="T51" style:family="text">
      <style:text-properties officeooo:rsid="0027bc23"/>
    </style:style>
    <style:style style:name="T52" style:family="text">
      <style:text-properties fo:font-weight="bold" officeooo:rsid="001c1e14" style:font-weight-asian="bold" style:font-weight-complex="bold"/>
    </style:style>
    <style:style style:name="T53" style:family="text">
      <style:text-properties fo:font-weight="bold" officeooo:rsid="003d5b5c" style:font-weight-asian="bold" style:font-weight-complex="bold"/>
    </style:style>
    <style:style style:name="T54" style:family="text">
      <style:text-properties officeooo:rsid="0030eb9e"/>
    </style:style>
    <style:style style:name="T55" style:family="text">
      <style:text-properties officeooo:rsid="00322a20"/>
    </style:style>
    <style:style style:name="T56" style:family="text">
      <style:text-properties officeooo:rsid="0040b0cc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3d5b5c" style:font-weight-asian="normal" style:font-weight-complex="normal"/>
    </style:style>
    <style:style style:name="T59" style:family="text">
      <style:text-properties fo:font-weight="normal" officeooo:rsid="0044caf0" style:font-weight-asian="normal" style:font-weight-complex="normal"/>
    </style:style>
    <style:style style:name="T60" style:family="text">
      <style:text-properties officeooo:rsid="0044caf0"/>
    </style:style>
    <style:style style:name="T61" style:family="text">
      <style:text-properties officeooo:rsid="00324ac8"/>
    </style:style>
    <style:style style:name="T62" style:family="text">
      <style:text-properties style:use-window-font-color="true" style:font-name="Ubuntu Mono" fo:font-style="normal" fo:font-weight="normal" officeooo:rsid="00338083" style:font-style-asian="normal" style:font-weight-asian="normal" style:font-style-complex="normal" style:font-weight-complex="normal"/>
    </style:style>
    <style:style style:name="T63" style:family="text">
      <style:text-properties style:use-window-font-color="true" style:font-name="Ubuntu Mono" fo:font-style="normal" fo:font-weight="normal" officeooo:rsid="0044caf0" style:font-style-asian="normal" style:font-weight-asian="normal" style:font-style-complex="normal" style:font-weight-complex="normal"/>
    </style:style>
    <style:style style:name="T64" style:family="text">
      <style:text-properties style:use-window-font-color="true" style:font-name="Arial" fo:font-style="normal" fo:font-weight="normal" officeooo:rsid="00338083" style:font-style-asian="normal" style:font-weight-asian="normal" style:font-style-complex="normal" style:font-weight-complex="normal"/>
    </style:style>
    <style:style style:name="T65" style:family="text">
      <style:text-properties style:use-window-font-color="true" style:font-name="Arial" fo:font-style="normal" fo:font-weight="normal" officeooo:rsid="00349c44" style:font-style-asian="normal" style:font-weight-asian="normal" style:font-style-complex="normal" style:font-weight-complex="normal"/>
    </style:style>
    <style:style style:name="T66" style:family="text">
      <style:text-properties style:use-window-font-color="true" style:font-name="Arial" fo:font-style="normal" fo:font-weight="normal" officeooo:rsid="0045e218" style:font-style-asian="normal" style:font-weight-asian="normal" style:font-style-complex="normal" style:font-weight-complex="normal"/>
    </style:style>
    <style:style style:name="T67" style:family="text">
      <style:text-properties style:use-window-font-color="true" style:font-name="Arial" fo:font-style="normal" officeooo:rsid="00338083" style:font-style-asian="normal" style:font-style-complex="normal"/>
    </style:style>
    <style:style style:name="T68" style:family="text">
      <style:text-properties style:use-window-font-color="true" style:font-name="Arial" fo:font-style="normal" officeooo:rsid="001c1e14" style:font-style-asian="normal" style:font-style-complex="normal"/>
    </style:style>
    <style:style style:name="T69" style:family="text">
      <style:text-properties officeooo:rsid="003bc4bc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RDE. IES Haría</text:p>
      <text:p text:style-name="P3">UT<text:span text:style-name="T60">3</text:span>-<text:span text:style-name="T50">AER3</text:span>. <text:span text:style-name="T55">Recuperación. Prueba práctica</text:span></text:p>
      <text:p text:style-name="P4"><text:span text:style-name="T60">C</text:span>onfiguración de la red</text:p>
      <text:p text:style-name="P2"/>
      <text:h text:style-name="P42" text:outline-level="2">Configuración de la red en Linux.</text:h>
      <text:p text:style-name="Text_20_body"><text:span text:style-name="T7">En una máquina virtual de Ubuntu sin entorno gráfico </text:span><text:span text:style-name="T13">inicialmente</text:span><text:span text:style-name="T29"> con la red configurada en </text:span><text:span text:style-name="T13">modo puente</text:span><text:span text:style-name="T29"> </text:span><text:span text:style-name="T7">realiza las acciones que se indican. </text:span><text:span text:style-name="T24">Puedes utilizar los apuntes sobre configuración de red del wiki de clase.</text:span></text:p>
      <text:h text:style-name="P44" text:outline-level="3">Pasos</text:h>
      <text:p text:style-name="P19"><text:span text:style-name="T24">1</text:span><text:span text:style-name="T7">. </text:span><text:span text:style-name="T21">Cambia el nombre de la máquina a </text:span><text:span text:style-name="T41">mv-</text:span><text:span text:style-name="T42">ae</text:span><text:span text:style-name="T43">r</text:span><text:span text:style-name="T42">2</text:span><text:span text:style-name="T41">-</text:span><text:span text:style-name="T35">xy</text:span><text:span text:style-name="T21">, donde </text:span><text:span text:style-name="T35">xy</text:span><text:span text:style-name="T21"> es tu número de equipo en clase. </text:span><text:span text:style-name="T23">Inserta </text:span><text:span text:style-name="T25">captura con contenido de los archivos editados para cambiar el nombre del equipo </text:span><text:span text:style-name="T29">(1p)</text:span><text:span text:style-name="T25">.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0"/>
            <text:p text:style-name="P10"/>
          </table:table-cell>
        </table:table-row>
      </table:table>
      <text:p text:style-name="P15"><text:s/></text:p>
      <text:p text:style-name="P27"><text:span text:style-name="T51">2. Elimina la dirección IP que tiene asignada actualmente y a continuación asigna a</text:span> la tarjeta de red <text:span text:style-name="T56">de forma</text:span> <text:span text:style-name="T52">e</text:span><text:span text:style-name="T53">stática temporal </text:span><text:span text:style-name="T58">con la siguiente configuración </text:span><text:span text:style-name="T59">(3p)</text:span><text:span text:style-name="T57">:</text:span></text:p>
      <text:list xml:id="list2702583596" text:style-name="L1">
        <text:list-item>
          <text:p text:style-name="P28"><text:span text:style-name="Strong_20_Emphasis"><text:span text:style-name="T7">IP</text:span></text:span><text:span text:style-name="T7">: </text:span><text:span text:style-name="T39">172.17.2</text:span><text:span text:style-name="T45">15</text:span><text:span text:style-name="T39">.x</text:span><text:span text:style-name="T7"> </text:span><text:span text:style-name="T22">← </text:span><text:span text:style-name="T7">donde </text:span><text:span text:style-name="T8">x</text:span><text:span text:style-name="T7"> es tu número de equipo </text:span></text:p>
        </text:list-item>
        <text:list-item>
          <text:p text:style-name="P28"><text:span text:style-name="Strong_20_Emphasis"><text:span text:style-name="T7">Máscara</text:span></text:span><text:span text:style-name="T7">: </text:span><text:span text:style-name="T39">16 </text:span><text:span text:style-name="T7">bits </text:span></text:p>
        </text:list-item>
        <text:list-item>
          <text:p text:style-name="P28"><text:span text:style-name="Strong_20_Emphasis"><text:span text:style-name="T7">Puerta de enlace</text:span></text:span><text:span text:style-name="T7">: </text:span><text:span text:style-name="T39">172.17.0.1 </text:span></text:p>
        </text:list-item>
        <text:list-item>
          <text:p text:style-name="P24"><text:span text:style-name="Strong_20_Emphasis"><text:span text:style-name="T7">Servidor</text:span></text:span><text:span text:style-name="Strong_20_Emphasis"><text:span text:style-name="T21">es</text:span></text:span><text:span text:style-name="Strong_20_Emphasis"><text:span text:style-name="T7"> de DNS</text:span></text:span><text:span text:style-name="T7">: </text:span><text:span text:style-name="T39">172.17.0.1 </text:span><text:span text:style-name="T40">8.8.8.8</text:span></text:p>
        </text:list-item>
      </text:list>
      <text:p text:style-name="P12">Inserta <text:span text:style-name="T54">captura de </text:span>los pasos a realizar <text:span text:style-name="T54">para configurar la red.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8"/>
            <text:p text:style-name="P8"/>
          </table:table-cell>
        </table:table-row>
      </table:table>
      <text:p text:style-name="P12"/>
      <text:p text:style-name="P17"><text:span text:style-name="T7">Ejecuta comandos para comprobar que </text:span><text:span text:style-name="T26">todos </text:span><text:span text:style-name="T7">los parámetros han sido bien configurados (inserta </text:span><text:span text:style-name="T23">captura con </text:span><text:span text:style-name="T7">comando y resultados ).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7"/>
            <text:p text:style-name="P7"/>
          </table:table-cell>
        </table:table-row>
      </table:table>
      <text:p text:style-name="P16"/>
      <text:p text:style-name="P11">Comprueba haciendo ping <text:span text:style-name="T49">a </text:span><text:span text:style-name="T37">rediris.es</text:span><text:span text:style-name="T36"> </text:span><text:span text:style-name="T38">(inserta captura con comando y resultados ).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7"/>
            <text:p text:style-name="P7"/>
          </table:table-cell>
        </table:table-row>
      </table:table>
      <text:p text:style-name="P5"/>
      <text:p text:style-name="P18"><text:span text:style-name="T24">3. </text:span><text:span text:style-name="T7">Configura en la máquina virtual la tarjeta de red </text:span><text:span text:style-name="T27">de forma </text:span><text:span text:style-name="T10">dinámica temporal </text:span><text:span text:style-name="T20">(1p)</text:span></text:p>
      <text:p text:style-name="P13"/>
      <text:p text:style-name="P13"><text:soft-page-break/>Inserta <text:span text:style-name="T54">captura con </text:span>los pasos a realizar <text:span text:style-name="T54">para configurar la red: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9"/>
            <text:p text:style-name="P9"/>
          </table:table-cell>
        </table:table-row>
      </table:table>
      <text:p text:style-name="P13"/>
      <text:p text:style-name="P18"><text:span text:style-name="T7">Ejecuta comandos para comprobar que </text:span><text:span text:style-name="T26">todos los </text:span><text:span text:style-name="T7">parámetros han sido bien configurados (inserta </text:span><text:span text:style-name="T23">captura con </text:span><text:span text:style-name="T7">comando y resultados ).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9"/>
            <text:p text:style-name="P9"/>
          </table:table-cell>
        </table:table-row>
      </table:table>
      <text:p text:style-name="P18"/>
      <text:p text:style-name="P14">Comprueba haciendo ping <text:span text:style-name="T49">a </text:span><text:span text:style-name="T37">rediris.es</text:span><text:span text:style-name="T36"> </text:span><text:span text:style-name="T38">(inserta captura con comando y resultados ).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9"/>
            <text:p text:style-name="P9"/>
          </table:table-cell>
        </table:table-row>
      </table:table>
      <text:p text:style-name="P6"/>
      <text:p text:style-name="P25"><text:span text:style-name="T24">4</text:span><text:span text:style-name="T7">. </text:span><text:span text:style-name="T28">Apaga la máquina virtual, configura la tarjeta de red virtual en </text:span><text:span text:style-name="T12">modo </text:span><text:span text:style-name="T13">NAT</text:span><text:span text:style-name="T28"> e inicia el equipo.</text:span><text:span text:style-name="T23">Configura la red de forma </text:span><text:span text:style-name="T11">estática permanente</text:span><text:span text:style-name="T9"> </text:span><text:span text:style-name="T16">con la siguiente configuración </text:span><text:span text:style-name="T20">(2p)</text:span><text:span text:style-name="T23">:</text:span></text:p>
      <text:list xml:id="list224849773170357" text:continue-numbering="true" text:style-name="L1">
        <text:list-item>
          <text:p text:style-name="P29"><text:span text:style-name="Strong_20_Emphasis"><text:span text:style-name="T7">IP</text:span></text:span><text:span text:style-name="T7">: </text:span><text:span text:style-name="T47">10.0.2</text:span><text:span text:style-name="T39">.</text:span><text:span text:style-name="T47">34</text:span><text:span text:style-name="T7"> </text:span><text:span text:style-name="T22">← </text:span><text:span text:style-name="T7">donde </text:span><text:span text:style-name="T8">x</text:span><text:span text:style-name="T7"> es tu número de equipo </text:span></text:p>
        </text:list-item>
        <text:list-item>
          <text:p text:style-name="P29"><text:span text:style-name="Strong_20_Emphasis"><text:span text:style-name="T7">Máscara</text:span></text:span><text:span text:style-name="T7">: </text:span><text:span text:style-name="T29">24</text:span><text:span text:style-name="T39"> </text:span><text:span text:style-name="T7">bits </text:span></text:p>
        </text:list-item>
        <text:list-item>
          <text:p text:style-name="P29"><text:span text:style-name="Strong_20_Emphasis"><text:span text:style-name="T7">Puerta de enlace</text:span></text:span><text:span text:style-name="T7">: </text:span><text:span text:style-name="T39">1</text:span><text:span text:style-name="T47">0</text:span><text:span text:style-name="T39">.</text:span><text:span text:style-name="T47">0</text:span><text:span text:style-name="T39">.</text:span><text:span text:style-name="T47">2</text:span><text:span text:style-name="T39">.</text:span><text:span text:style-name="T47">2</text:span><text:span text:style-name="T39"> </text:span></text:p>
        </text:list-item>
        <text:list-item>
          <text:p text:style-name="P29"><text:span text:style-name="Strong_20_Emphasis"><text:span text:style-name="T23">Servidor</text:span></text:span><text:span text:style-name="Strong_20_Emphasis"><text:span text:style-name="T21">es</text:span></text:span><text:span text:style-name="Strong_20_Emphasis"><text:span text:style-name="T23"> de DNS</text:span></text:span><text:span text:style-name="T23">: </text:span><text:span text:style-name="T46">195.235.96.90</text:span><text:span text:style-name="T40"> </text:span><text:span text:style-name="T46">195.235.113.3</text:span></text:p>
        </text:list-item>
      </text:list>
      <text:p text:style-name="P20"/>
      <text:p text:style-name="P20">Inserta <text:span text:style-name="T54">captura de </text:span>los pasos a realizar <text:span text:style-name="T54">para configurar la red.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7"/>
            <text:p text:style-name="P7"/>
          </table:table-cell>
        </table:table-row>
      </table:table>
      <text:p text:style-name="P16"/>
      <text:p text:style-name="P11">Ejecuta comandos para comprobar que <text:span text:style-name="T54">todos </text:span>los parámetros han sido bien configurados (inserta <text:span text:style-name="T49">captura con </text:span>comando y resultados ).</text:p>
      <text:p text:style-name="P1"/>
      <table:table table:name="Tabla6" table:style-name="Tabla6">
        <table:table-column table:style-name="Tabla6.A"/>
        <table:table-row>
          <table:table-cell table:style-name="Tabla6.A1" office:value-type="string">
            <text:p text:style-name="P8"/>
            <text:p text:style-name="P8"/>
          </table:table-cell>
        </table:table-row>
      </table:table>
      <text:p text:style-name="P17"/>
      <text:p text:style-name="P11">Comprueba haciendo ping a <text:span text:style-name="T37">rediris.es</text:span><text:span text:style-name="T36"> </text:span>(inserta <text:span text:style-name="T49">captura con </text:span>comando y resultados ).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8"/>
            <text:p text:style-name="P8"/>
          </table:table-cell>
        </table:table-row>
      </table:table>
      <text:p text:style-name="P31"><text:span text:style-name="Source_20_Text"><text:span text:style-name="T15"/></text:span></text:p>
      <text:h text:style-name="P43" text:outline-level="2">Configuración de la red en <text:span text:style-name="T61">Windows</text:span>.</text:h>
      <text:p text:style-name="P33"><text:span text:style-name="Source_20_Text"><text:span text:style-name="T15">En una máquina virtual de </text:span></text:span><text:span text:style-name="Source_20_Text"><text:span text:style-name="T17">Windows 7 o Windows 10</text:span></text:span><text:span text:style-name="Source_20_Text"><text:span text:style-name="T15"> </text:span></text:span><text:span text:style-name="Source_20_Text"><text:span text:style-name="T20">con la tarjeta de red configurada en </text:span></text:span><text:span text:style-name="Source_20_Text"><text:span text:style-name="T13">modo puente</text:span></text:span><text:span text:style-name="Source_20_Text"><text:span text:style-name="T20"> </text:span></text:span><text:span text:style-name="Source_20_Text"><text:span text:style-name="T15">realiza las acciones que se indican. </text:span></text:span><text:span text:style-name="Source_20_Text"><text:span text:style-name="T18">Puedes utilizar los apuntes sobre configuración de red del wiki de clase.</text:span></text:span></text:p>
      <text:p text:style-name="P25"><text:soft-page-break/><text:span text:style-name="T30">1</text:span><text:span text:style-name="T7">. </text:span><text:span text:style-name="T31">Dada la red 1</text:span><text:span text:style-name="T29">7</text:span><text:span text:style-name="T31">2.1</text:span><text:span text:style-name="T29">7</text:span><text:span text:style-name="T31">.0.0/</text:span><text:span text:style-name="T29">16</text:span><text:span text:style-name="T31"> </text:span><text:span text:style-name="T7">deberemos obtener </text:span><text:span text:style-name="T13">3</text:span><text:span text:style-name="T7"> subredes </text:span><text:span text:style-name="T32">a partir de la misma</text:span><text:span text:style-name="T7">. </text:span><text:span text:style-name="T33">(1,</text:span><text:span text:style-name="T34">5</text:span><text:span text:style-name="T33">p)</text:span></text:p>
      <text:p text:style-name="P35"><text:span text:style-name="T7">a ) </text:span><text:span text:style-name="T32">¿</text:span><text:span text:style-name="T31">De cuantos bits será la parte de red de la máscara de red </text:span><text:span text:style-name="T32">de cada una de las subredes?</text:span><text:span text:style-name="T31">. </text:span><text:span text:style-name="T32">¿</text:span><text:span text:style-name="T31">Cual será la máscara de subred en formato decimal punteado?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39"/>
          </table:table-cell>
        </table:table-row>
      </table:table>
      <text:p text:style-name="P35"><text:span text:style-name="Source_20_Text"><text:span text:style-name="T19"/></text:span></text:p>
      <text:p text:style-name="P35"><text:span text:style-name="T31">b) </text:span><text:span text:style-name="T7">Averigua la </text:span><text:span text:style-name="Strong_20_Emphasis"><text:span text:style-name="T7">dirección de red</text:span></text:span><text:span text:style-name="T7"> y de </text:span><text:span text:style-name="Strong_20_Emphasis"><text:span text:style-name="T7">difusión</text:span></text:span><text:span text:style-name="T7"> de cada una de las </text:span><text:span text:style-name="T31">dos </text:span><text:span text:style-name="T7">subredes.</text:span></text:p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39"/>
          </table:table-cell>
          <table:table-cell table:style-name="Tabla10.A1" office:value-type="string">
            <text:p text:style-name="P36">Dirección red</text:p>
          </table:table-cell>
          <table:table-cell table:style-name="Tabla10.C1" office:value-type="string">
            <text:p text:style-name="P36">Dirección de difusión</text:p>
          </table:table-cell>
        </table:table-row>
        <table:table-row>
          <table:table-cell table:style-name="Tabla10.A2" office:value-type="string">
            <text:p text:style-name="P37">Primera subred</text:p>
          </table:table-cell>
          <table:table-cell table:style-name="Tabla10.B4" office:value-type="string">
            <text:p text:style-name="P38"/>
          </table:table-cell>
          <table:table-cell table:style-name="Tabla10.C4" office:value-type="string">
            <text:p text:style-name="P38"/>
          </table:table-cell>
        </table:table-row>
        <table:table-row>
          <table:table-cell table:style-name="Tabla10.A2" office:value-type="string">
            <text:p text:style-name="P37">Segunda subred</text:p>
          </table:table-cell>
          <table:table-cell table:style-name="Tabla10.B3" office:value-type="string">
            <text:p text:style-name="P38"/>
          </table:table-cell>
          <table:table-cell table:style-name="Tabla10.C3" office:value-type="string">
            <text:p text:style-name="P38"/>
          </table:table-cell>
        </table:table-row>
        <table:table-row>
          <table:table-cell table:style-name="Tabla10.A2" office:value-type="string">
            <text:p text:style-name="P40">Tercera subred</text:p>
          </table:table-cell>
          <table:table-cell table:style-name="Tabla10.B4" office:value-type="string">
            <text:p text:style-name="P38"/>
          </table:table-cell>
          <table:table-cell table:style-name="Tabla10.C4" office:value-type="string">
            <text:p text:style-name="P38"/>
          </table:table-cell>
        </table:table-row>
      </table:table>
      <text:p text:style-name="P34"/>
      <text:p text:style-name="P35"><text:span text:style-name="T31">c</text:span><text:span text:style-name="T7">) Averigua la dirección que podríamos asignar al </text:span><text:span text:style-name="Strong_20_Emphasis"><text:span text:style-name="T7">primer</text:span></text:span><text:span text:style-name="T7"> y al </text:span><text:span text:style-name="Strong_20_Emphasis"><text:span text:style-name="T7">último</text:span></text:span><text:span text:style-name="T7"> equipo de cada subred.</text:span></text:p>
      <table:table table:name="Tabla18" table:style-name="Tabla18">
        <table:table-column table:style-name="Tabla18.A"/>
        <table:table-column table:style-name="Tabla18.B"/>
        <table:table-column table:style-name="Tabla18.C"/>
        <table:table-row>
          <table:table-cell table:style-name="Tabla18.A1" office:value-type="string">
            <text:p text:style-name="P39"/>
          </table:table-cell>
          <table:table-cell table:style-name="Tabla18.A1" office:value-type="string">
            <text:p text:style-name="P36">Primera dirección</text:p>
          </table:table-cell>
          <table:table-cell table:style-name="Tabla18.C1" office:value-type="string">
            <text:p text:style-name="P36">Última dirección</text:p>
          </table:table-cell>
        </table:table-row>
        <table:table-row>
          <table:table-cell table:style-name="Tabla18.A2" office:value-type="string">
            <text:p text:style-name="P37">Primera subred</text:p>
          </table:table-cell>
          <table:table-cell table:style-name="Tabla18.B4" office:value-type="string">
            <text:p text:style-name="P38"/>
          </table:table-cell>
          <table:table-cell table:style-name="Tabla18.C4" office:value-type="string">
            <text:p text:style-name="P38"/>
          </table:table-cell>
        </table:table-row>
        <table:table-row>
          <table:table-cell table:style-name="Tabla18.A2" office:value-type="string">
            <text:p text:style-name="P37">Segunda subred</text:p>
          </table:table-cell>
          <table:table-cell table:style-name="Tabla18.B3" office:value-type="string">
            <text:p text:style-name="P38"/>
          </table:table-cell>
          <table:table-cell table:style-name="Tabla18.C3" office:value-type="string">
            <text:p text:style-name="P38"/>
          </table:table-cell>
        </table:table-row>
        <table:table-row>
          <table:table-cell table:style-name="Tabla18.A2" office:value-type="string">
            <text:p text:style-name="P40">Tercera subred</text:p>
          </table:table-cell>
          <table:table-cell table:style-name="Tabla18.B4" office:value-type="string">
            <text:p text:style-name="P38"/>
          </table:table-cell>
          <table:table-cell table:style-name="Tabla18.C4" office:value-type="string">
            <text:p text:style-name="P38"/>
          </table:table-cell>
        </table:table-row>
      </table:table>
      <text:p text:style-name="P22"/>
      <text:h text:style-name="P41" text:outline-level="4"><text:span text:style-name="Source_20_Text"><text:span text:style-name="T64">2. Utilizando los comandos netsh asigna al equipo los siguientes parámetros de red de forma estática: </text:span></text:span><text:span text:style-name="Source_20_Text"><text:span text:style-name="T65">(</text:span></text:span><text:span text:style-name="Source_20_Text"><text:span text:style-name="T66">1,5</text:span></text:span><text:span text:style-name="Source_20_Text"><text:span text:style-name="T65">p)</text:span></text:span></text:h>
      <text:list xml:id="list1328261615" text:style-name="L2">
        <text:list-item>
          <text:p text:style-name="P30"><text:span text:style-name="Strong_20_Emphasis"><text:span text:style-name="T7">IP</text:span></text:span><text:span text:style-name="T7">: </text:span><text:span text:style-name="T47">cuarta </text:span><text:span text:style-name="T48">dirección IP de la </text:span><text:span text:style-name="T47">tercera</text:span><text:span text:style-name="T48"> subred</text:span><text:span text:style-name="T7"> </text:span><text:span text:style-name="T31">calculada en el apartado </text:span><text:span text:style-name="T14">b</text:span><text:span text:style-name="T31"> del ejercicio anterior.</text:span></text:p>
        </text:list-item>
        <text:list-item>
          <text:p text:style-name="P30"><text:span text:style-name="Strong_20_Emphasis"><text:span text:style-name="T7">Máscara</text:span></text:span><text:span text:style-name="T7">: </text:span><text:span text:style-name="T31">La obtenida en el apartado </text:span><text:span text:style-name="T14">a</text:span><text:span text:style-name="T31"> del ejercicio anterior</text:span></text:p>
        </text:list-item>
        <text:list-item>
          <text:p text:style-name="P30"><text:span text:style-name="Strong_20_Emphasis"><text:span text:style-name="T7">Puerta de enlace</text:span></text:span><text:span text:style-name="T7">: </text:span><text:span text:style-name="T48">La última IP disponible de la </text:span><text:span text:style-name="T47">tercera</text:span><text:span text:style-name="T48"> subred <text:s/>calculada en el apartado </text:span><text:span text:style-name="T44">b</text:span><text:span text:style-name="T48"> del ejercicio anterior.</text:span></text:p>
        </text:list-item>
        <text:list-item>
          <text:p text:style-name="P30"><text:span text:style-name="Strong_20_Emphasis"><text:span text:style-name="T67">Servidor</text:span></text:span><text:span text:style-name="Strong_20_Emphasis"><text:span text:style-name="T68">es</text:span></text:span><text:span text:style-name="Strong_20_Emphasis"><text:span text:style-name="T67"> de DNS</text:span></text:span><text:span text:style-name="Source_20_Text"><text:span text:style-name="T64">: </text:span></text:span><text:span text:style-name="Source_20_Text"><text:span text:style-name="T62">1</text:span></text:span><text:span text:style-name="Source_20_Text"><text:span text:style-name="T63">72.17.0.1</text:span></text:span><text:span text:style-name="Source_20_Text"><text:span text:style-name="T62"> y </text:span></text:span><text:span text:style-name="Source_20_Text"><text:span text:style-name="T63">1.1.1.1</text:span></text:span></text:p>
        </text:list-item>
      </text:list>
      <text:p text:style-name="P27"/>
      <text:p text:style-name="P26">Inserta <text:span text:style-name="T69">captura de </text:span>los comandos utilizados.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39"/>
          </table:table-cell>
        </table:table-row>
      </table:table>
      <text:p text:style-name="P26"><text:span text:style-name="Source_20_Text"><text:span text:style-name="T62"/></text:span></text:p>
      <text:p text:style-name="P25"><text:span text:style-name="T7">Ejecuta comandos para comprobar que </text:span><text:span text:style-name="T26">todos </text:span><text:span text:style-name="T7">los parámetros han sido bien configurados (inserta </text:span><text:span text:style-name="T23">captura con </text:span><text:span text:style-name="T7">comando y resultados ).</text:span>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39"/>
          </table:table-cell>
        </table:table-row>
      </table:table>
      <text:p text:style-name="P32"><text:span text:style-name="Source_20_Text"><text:span text:style-name="T6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courier new" svg:font-family="'courier new', courier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7cm" style:type="center"/>
          <style:tab-stop style:position="16.69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0f4ad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fb568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4caf0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2cda8e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1">-A</text:span><text:span text:style-name="MT3">E</text:span><text:span text:style-name="MT2">R</text:span><text:span text:style-name="MT4">3</text:span><text:span text:style-name="MT3">. </text:span><text:span text:style-name="MT2">Recuperación. </text:span><text:span text:style-name="MT3">Prueba práctica. </text:span><text:span text:style-name="MT4">C</text:span><text:span text:style-name="MT5">onfiguración de la red</text:span><text:span text:style-name="MT6"><text:tab/></text:span><text:span text:style-name="MT6"><draw:frame draw:style-name="Mfr1" draw:name="gráficos7" text:anchor-type="as-char" svg:width="2.335cm" svg:height="0.818cm" draw:z-index="2"><draw:image xlink:href="Pictures/10000201000001930000008D17A93F4766E74568.png" xlink:type="simple" xlink:show="embed" xlink:actuate="onLoad" loext:mime-type="image/png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creation-date>2017-01-31T11:45:35.480016715</meta:creation-date>
    <meta:editing-cycles>10</meta:editing-cycles>
    <meta:editing-duration>PT21M4S</meta:editing-duration>
    <meta:generator>LibreOffice/6.0.6.2$Linux_X86_64 LibreOffice_project/00m0$Build-2</meta:generator>
    <dc:date>2019-01-09T22:48:20.213946099</dc:date>
    <meta:document-statistic meta:table-count="15" meta:image-count="1" meta:object-count="0" meta:page-count="3" meta:paragraph-count="52" meta:word-count="582" meta:character-count="3497" meta:non-whitespace-character-count="2969"/>
    <meta:user-defined meta:name="Información 1"/>
    <meta:user-defined meta:name="Información 2"/>
    <meta:user-defined meta:name="Información 3"/>
    <meta:user-defined meta:name="Información 4"/>
  </office:meta>
</office:document-meta>
</file>